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17cm"/>
    </style:style>
    <style:style style:name="co4" style:family="table-column">
      <style:table-column-properties fo:break-before="auto" style:column-width="10.5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2pt" style:font-size-asian="22pt" style:font-size-complex="2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47b8b8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d32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7" style:family="table-cell" style:parent-style-name="Default">
      <style:table-cell-properties fo:border-bottom="none" fo:background-color="#ff00ff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ff00ff" fo:border-left="none" fo:border-right="none" fo:border-top="none"/>
    </style:style>
    <style:style style:name="ce9" style:family="table-cell" style:parent-style-name="Default" style:data-style-name="N2">
      <style:table-cell-properties fo:border-bottom="0.06pt solid #000000" fo:background-color="#ffd32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order-bottom="0.06pt solid #000000" fo:background-color="#b3b3b3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fo:background-color="#47b8b8"/>
    </style:style>
    <style:style style:name="ce13" style:family="table-cell" style:parent-style-name="Default">
      <style:table-cell-properties fo:border-bottom="0.06pt solid #000000" fo:background-color="#ffd32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00ff" style:text-align-source="fix" style:repeat-content="false" fo:wrap-option="wrap" fo:border-left="none" fo:border-right="none" fo:border-top="0.06pt solid #00000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3">
          <table:table-cell table:style-name="ce1" office:value-type="string" table:number-columns-spanned="4" table:number-rows-spanned="1">
            <text:p>Data capacity budget for local DAT storage</text:p>
          </table:table-cell>
          <table:covered-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" office:value-type="string">
            <text:p>Entity</text:p>
          </table:table-cell>
          <table:table-cell table:style-name="ce2" office:value-type="string">
            <text:p>Size</text:p>
          </table:table-cell>
          <table:table-cell table:number-columns-repeated="2"/>
        </table:table-row>
        <table:table-row table:style-name="ro4">
          <table:table-cell office:value-type="string">
            <text:p>Sampl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Reference</text:p>
          </table:table-cell>
          <table:table-cell office:value-type="float" office:value="44">
            <text:p>44</text:p>
          </table:table-cell>
          <table:table-cell office:value-type="string">
            <text:p>B (see store.h, SD_REFERENCE_LENGTH)</text:p>
          </table:table-cell>
          <table:table-cell/>
        </table:table-row>
        <table:table-row table:style-name="ro4">
          <table:table-cell office:value-type="string">
            <text:p>Index</text:p>
          </table:table-cell>
          <table:table-cell office:value-type="float" office:value="21">
            <text:p>21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2" office:value-type="string">
            <text:p>Quantities</text:p>
          </table:table-cell>
          <table:table-cell table:style-name="ce2" office:value-type="string">
            <text:p>#</text:p>
          </table:table-cell>
          <table:table-cell table:number-columns-repeated="2"/>
        </table:table-row>
        <table:table-row table:style-name="ro4">
          <table:table-cell office:value-type="string">
            <text:p>Batch size, samples</text:p>
          </table:table-cell>
          <table:table-cell office:value-type="float" office:value="1024">
            <text:p>1024</text:p>
          </table:table-cell>
          <table:table-cell table:number-columns-repeated="2"/>
        </table:table-row>
        <table:table-row table:style-name="ro4">
          <table:table-cell office:value-type="string">
            <text:p>File size, samples</text:p>
          </table:table-cell>
          <table:table-cell office:value-type="float" office:value="40960">
            <text:p>40960</text:p>
          </table:table-cell>
          <table:table-cell table:style-name="ce11" office:value-type="string" table:number-columns-spanned="1" table:number-rows-spanned="2">
            <text:p>(&lt;- this is a small number, a greater number means less storage overhead, but less independent files in case of file specific errors)</text:p>
          </table:table-cell>
          <table:table-cell/>
        </table:table-row>
        <table:table-row table:style-name="ro4">
          <table:table-cell office:value-type="string">
            <text:p>References per file</text:p>
          </table:table-cell>
          <table:table-cell table:formula="of:=[.B10]/[.B9]" office:value-type="float" office:value="40">
            <text:p>40</text:p>
          </table:table-cell>
          <table:covered-table-cell/>
          <table:table-cell/>
        </table:table-row>
        <table:table-row table:style-name="ro4">
          <table:table-cell office:value-type="string">
            <text:p>Samples per second (frequency)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2" office:value-type="string">
            <text:p>File size</text:p>
          </table:table-cell>
          <table:table-cell table:style-name="ce2" office:value-type="string">
            <text:p>Size</text:p>
          </table:table-cell>
          <table:table-cell table:number-columns-repeated="2"/>
        </table:table-row>
        <table:table-row table:style-name="ro4">
          <table:table-cell office:value-type="string">
            <text:p>Samples</text:p>
          </table:table-cell>
          <table:table-cell table:formula="of:=[.B10]*[.B4]" office:value-type="float" office:value="163840">
            <text:p>16384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References</text:p>
          </table:table-cell>
          <table:table-cell table:formula="of:=[.B11]*[.B5]" office:value-type="float" office:value="1760">
            <text:p>176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Index</text:p>
          </table:table-cell>
          <table:table-cell table:formula="of:=[.B6]" office:value-type="float" office:value="21">
            <text:p>21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table:style-name="ce3" office:value-type="string">
            <text:p>Total size per file</text:p>
          </table:table-cell>
          <table:table-cell table:style-name="ce3" table:formula="of:=SUM([.B15:.B17])" office:value-type="float" office:value="165621">
            <text:p>165621</text:p>
          </table:table-cell>
          <table:table-cell table:style-name="ce12" office:value-type="string">
            <text:p>B (including index file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econds per file</text:p>
          </table:table-cell>
          <table:table-cell table:formula="of:=[.B10]/[.B12]" office:value-type="float" office:value="163.84">
            <text:p>163,84</text:p>
          </table:table-cell>
          <table:table-cell table:number-columns-repeated="2"/>
        </table:table-row>
        <table:table-row table:style-name="ro4">
          <table:table-cell office:value-type="string">
            <text:p>Goal duration (seconds)</text:p>
          </table:table-cell>
          <table:table-cell table:formula="of:=60*60*24*14" office:value-type="float" office:value="1209600">
            <text:p>1209600</text:p>
          </table:table-cell>
          <table:table-cell office:value-type="string">
            <text:p>(14 days)</text:p>
          </table:table-cell>
          <table:table-cell/>
        </table:table-row>
        <table:table-row table:style-name="ro4">
          <table:table-cell table:style-name="ce4" office:value-type="string">
            <text:p>Total storage needed</text:p>
          </table:table-cell>
          <table:table-cell table:style-name="ce4" table:formula="of:=[.B21]/[.B20]*[.B18]" office:value-type="float" office:value="1222748789.0625">
            <text:p>1222748789,0625</text:p>
          </table:table-cell>
          <table:table-cell table:style-name="ce4" office:value-type="string">
            <text:p>B</text:p>
          </table:table-cell>
          <table:table-cell/>
        </table:table-row>
        <table:table-row table:style-name="ro4">
          <table:table-cell table:style-name="ce5"/>
          <table:table-cell table:style-name="ce9" table:formula="of:=[.B22]/1024/1024" office:value-type="float" office:value="1166.10411554575">
            <text:p>1166,10</text:p>
          </table:table-cell>
          <table:table-cell table:style-name="ce13" office:value-type="string">
            <text:p>MiB</text:p>
          </table:table-cell>
          <table:table-cell/>
        </table:table-row>
        <table:table-row table:style-name="ro4">
          <table:table-cell table:style-name="ce6" office:value-type="string">
            <text:p>Files needed</text:p>
          </table:table-cell>
          <table:table-cell table:style-name="ce10" table:formula="of:=[.B22]/[.B18]" office:value-type="float" office:value="7382.8125">
            <text:p>7383</text:p>
          </table:table-cell>
          <table:table-cell table:style-name="ce6" office:value-type="string">
            <text:p>(make sure this is well lower than maxid)</text:p>
          </table:table-cell>
          <table:table-cell/>
        </table:table-row>
        <table:table-row table:style-name="ro4">
          <table:table-cell table:style-name="ce7" office:value-type="string">
            <text:p>MAXID</text:p>
          </table:table-cell>
          <table:table-cell table:style-name="ce7" table:formula="of:=100000000-1" office:value-type="float" office:value="99999999">
            <text:p>99999999</text:p>
          </table:table-cell>
          <table:table-cell table:style-name="ce14" office:value-type="string" table:number-columns-spanned="1" table:number-rows-spanned="2">
            <text:p>(see store.h, MAXID, limited by FAT32 filename and our file naming scheme)</text:p>
          </table:table-cell>
          <table:table-cell/>
        </table:table-row>
        <table:table-row table:style-name="ro4">
          <table:table-cell table:style-name="ce8" table:number-columns-repeated="2"/>
          <table:covered-table-cell table:style-name="ce8"/>
          <table:table-cell/>
        </table:table-row>
        <table:table-row table:style-name="ro4" table:number-rows-repeated="1048549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3" number:min-integer-digits="1"/>
    </number:number-style>
    <number:number-style style:name="N116">
      <number:number number:decimal-places="14" number:min-integer-digits="1"/>
    </number:number-style>
    <number:number-style style:name="N117">
      <number:number number:decimal-places="15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9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5-26T11:58:33</meta:creation-date>
    <meta:generator>LibreOffice/3.5$Linux_X86_64 LibreOffice_project/350m1$Build-2</meta:generator>
    <dc:date>2012-08-19T16:06:34</dc:date>
    <dc:creator>Gaute Hope</dc:creator>
    <meta:editing-duration>PT21M4S</meta:editing-duration>
    <meta:editing-cycles>25</meta:editing-cycles>
    <meta:document-statistic meta:table-count="3" meta:cell-count="53" meta:object-count="0"/>
  </office:meta>
</office:document-meta>
</file>